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218" officeooo:paragraph-rsid="001f0218"/>
    </style:style>
    <style:style style:name="P2" style:family="paragraph" style:parent-style-name="Standard">
      <style:text-properties officeooo:rsid="001f0218" officeooo:paragraph-rsid="001f1bcd"/>
    </style:style>
    <style:style style:name="P3" style:family="paragraph" style:parent-style-name="Standard">
      <style:text-properties officeooo:rsid="00228647" officeooo:paragraph-rsid="00228647"/>
    </style:style>
    <style:style style:name="P4" style:family="paragraph" style:parent-style-name="Standard">
      <style:text-properties officeooo:rsid="00228647" officeooo:paragraph-rsid="00237cd4"/>
    </style:style>
    <style:style style:name="P5" style:family="paragraph" style:parent-style-name="Standard">
      <style:text-properties fo:font-weight="bold" officeooo:rsid="00228647" officeooo:paragraph-rsid="00228647" style:font-weight-asian="bold" style:font-weight-complex="bold"/>
    </style:style>
    <style:style style:name="P6" style:family="paragraph" style:parent-style-name="Standard">
      <style:text-properties officeooo:rsid="002621c0" officeooo:paragraph-rsid="0026245a"/>
    </style:style>
    <style:style style:name="P7" style:family="paragraph" style:parent-style-name="Standard">
      <style:text-properties officeooo:rsid="0028c9fb" officeooo:paragraph-rsid="0028c9fb"/>
    </style:style>
    <style:style style:name="P8" style:family="paragraph" style:parent-style-name="Standard" style:list-style-name="L1">
      <style:text-properties officeooo:rsid="001f0218" officeooo:paragraph-rsid="001f1bcd"/>
    </style:style>
    <style:style style:name="P9" style:family="paragraph" style:parent-style-name="Standard" style:list-style-name="L2">
      <style:text-properties officeooo:rsid="002621c0" officeooo:paragraph-rsid="002621c0"/>
    </style:style>
    <style:style style:name="P10" style:family="paragraph" style:parent-style-name="Standard" style:list-style-name="L2">
      <style:text-properties officeooo:rsid="002621c0" officeooo:paragraph-rsid="0026245a"/>
    </style:style>
    <style:style style:name="P11" style:family="paragraph" style:parent-style-name="Standard">
      <style:text-properties officeooo:rsid="0028c9fb" officeooo:paragraph-rsid="0028c9fb"/>
    </style:style>
    <style:style style:name="P12" style:family="paragraph" style:parent-style-name="Standard">
      <style:text-properties officeooo:rsid="0028c9fb" officeooo:paragraph-rsid="002c95b1"/>
    </style:style>
    <style:style style:name="P13" style:family="paragraph" style:parent-style-name="Standard">
      <style:text-properties fo:font-weight="bold" officeooo:rsid="0028c9fb" officeooo:paragraph-rsid="0028c9fb" style:font-weight-asian="bold" style:font-weight-complex="bold"/>
    </style:style>
    <style:style style:name="P14" style:family="paragraph" style:parent-style-name="Standard">
      <style:text-properties fo:font-weight="bold" officeooo:rsid="0028c9fb" officeooo:paragraph-rsid="002c95b1" style:font-weight-asian="bold" style:font-weight-complex="bold"/>
    </style:style>
    <style:style style:name="T1" style:family="text">
      <style:text-properties officeooo:rsid="001f1b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b6cc4"/>
    </style:style>
    <style:style style:name="T4" style:family="text">
      <style:text-properties officeooo:rsid="002c95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s and Data Structures</text:p>
      <text:p text:style-name="P1"/>
      <text:p text:style-name="P2">Steps to developing a usable algorithm.</text:p>
      <text:list xml:id="list2400627859" text:style-name="L1">
        <text:list-item>
          <text:p text:style-name="P8">Model the problem</text:p>
        </text:list-item>
        <text:list-item>
          <text:p text:style-name="P8">Find an algorithm to solve it.</text:p>
        </text:list-item>
        <text:list-item>
          <text:p text:style-name="P8">Fast enough? Fits in memory?</text:p>
        </text:list-item>
        <text:list-item>
          <text:p text:style-name="P8">If not, figure out why.</text:p>
        </text:list-item>
        <text:list-item>
          <text:p text:style-name="P8">Find a way to address the problem.</text:p>
        </text:list-item>
        <text:list-item>
          <text:p text:style-name="P8"><text:span text:style-name="T1">I</text:span>terate until satisfied.</text:p>
        </text:list-item>
      </text:list>
      <text:p text:style-name="P2"/>
      <text:p text:style-name="P2">The scientific method.</text:p>
      <text:p text:style-name="P2">Mathematical analysis.</text:p>
      <text:p text:style-name="P2"/>
      <text:p text:style-name="P5">1. Union Find</text:p>
      <text:p text:style-name="P3"/>
      <text:p text:style-name="P4"><text:span text:style-name="T2">Dynamic connectivity</text:span> - We start with the following problem specification: The</text:p>
      <text:p text:style-name="P3">input is a sequence of pairs of integers, where each integer represents an object of some</text:p>
      <text:p text:style-name="P3">type and we are to interpret the pair p q as meaning “p is connected to q.” We assume</text:p>
      <text:p text:style-name="P3">that “is connected to” is an equivalence relation, which means that it is</text:p>
      <text:p text:style-name="P3">■ Reflexive : p is connected to p.</text:p>
      <text:p text:style-name="P3">■ Symmetric : If p is connected to q, then q is connected to p.</text:p>
      <text:p text:style-name="P3">■ Transitive : If p is connected to q and q is connected to r, then p is connected to r.</text:p>
      <text:p text:style-name="P3"/>
      <text:p text:style-name="P13">QuickFind</text:p>
      <text:p text:style-name="P7"><text:tab/>- <text:span text:style-name="T3">p and q are connected if and only if id[p] == id[q].</text:span></text:p>
      <text:p text:style-name="P7"><text:tab/>- <text:span text:style-name="T4">to connect two components, we iterate through the array and change all the values equal with id[p] to the value id[q].</text:span></text:p>
      <text:p text:style-name="P12"><text:tab/>- <text:span text:style-name="T4">QuickFind is O(N*N) complexity</text:span></text:p>
      <text:p text:style-name="P12"/>
      <text:p text:style-name="P14">QuickUnion</text:p>
      <text:p text:style-name="P7"><text:tab/></text:p>
      <text:p text:style-name="P7">QuickUnionWeighted</text:p>
      <text:p text:style-name="P7">QuitUnionPathCompress</text:p>
      <text:p text:style-name="P3"/>
      <text:list xml:id="list1249050869" text:style-name="L2">
        <text:list-item>
          <text:p text:style-name="P9">Applications:</text:p>
        </text:list-item>
        <text:list-item>
          <text:p text:style-name="P10">Percolation.</text:p>
        </text:list-item>
        <text:list-item>
          <text:p text:style-name="P10">Games (Go, Hex). </text:p>
        </text:list-item>
        <text:list-item>
          <text:p text:style-name="P10">✓ Dynamic connectivity. </text:p>
        </text:list-item>
        <text:list-item>
          <text:p text:style-name="P10">Least common ancestor. </text:p>
        </text:list-item>
        <text:list-item>
          <text:p text:style-name="P10">Equivalence of finite state automata. </text:p>
        </text:list-item>
        <text:list-item>
          <text:p text:style-name="P10">Hoshen-Kopelman algorithm in physics. </text:p>
        </text:list-item>
        <text:list-item>
          <text:p text:style-name="P10">Hinley-Milner polymorphic type inference. </text:p>
        </text:list-item>
        <text:list-item>
          <text:p text:style-name="P10">Kruskal's minimum spanning tree algorithm. </text:p>
        </text:list-item>
        <text:list-item>
          <text:p text:style-name="P10">Compiling equivalence statements in Fortran. </text:p>
        </text:list-item>
        <text:list-item>
          <text:p text:style-name="P10">Morphological attribute openings and closings. </text:p>
        </text:list-item>
        <text:list-item>
          <text:p text:style-name="P10">Matlab's bwlabel() function in image processing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40:42.536749309</meta:creation-date>
    <meta:generator>LibreOffice/6.2.7.1$Linux_X86_64 LibreOffice_project/20$Build-1</meta:generator>
    <dc:date>2019-10-14T15:17:31.291715594</dc:date>
    <meta:editing-duration>PT5H42M5S</meta:editing-duration>
    <meta:editing-cycles>15</meta:editing-cycles>
    <meta:document-statistic meta:table-count="0" meta:image-count="0" meta:object-count="0" meta:page-count="1" meta:paragraph-count="38" meta:word-count="257" meta:character-count="1467" meta:non-whitespace-character-count="1252"/>
  </office:meta>
</office:document-meta>
</file>